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25H43M00S" calcext:value-type="time">
            <text:p>125:4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7:19:36.1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1T21:35:15.193000000</dc:date>
    <meta:editing-duration>P8DT19H10M56S</meta:editing-duration>
    <meta:editing-cycles>178</meta:editing-cycles>
    <meta:generator>LibreOffice/7.2.5.2$Windows_X86_64 LibreOffice_project/499f9727c189e6ef3471021d6132d4c694f357e5</meta:generator>
    <meta:document-statistic meta:table-count="1" meta:cell-count="388" meta:object-count="0"/>
  </office:meta>
</office:document-meta>
</file>